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Impl.Paramet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mpl.setDescriptionSet( DescriptionSet descri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mpl.getCastorDescri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mpl.setCastorDescriptions( DescriptionSet castorDescri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mpl.toString( int ind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rameterImpl.getDescription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